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MPIRE CAYRA, FELICIANO FAUSTO</text:p>
            <text:p text:style-name="P5"><text:span text:style-name="T15">Dni</text:span><text:span text:style-name="T14">:4040094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MPIRE CAYRA, FELICIANO FAUS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040094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0</text:p>
          </table:table-cell>
          <table:table-cell table:style-name="Tableau1.D2" office:value-type="string">
            <text:p text:style-name="P18">24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714042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52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ROBERT CARRASCO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8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2:53:3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